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104000000819455CAD5D70C9726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00000008D6F5A840C65FEAE35.png" manifest:media-type="image/png"/>
  <manifest:file-entry manifest:full-path="Pictures/10000001000000E600000058AD1B0D4E5D4E3A20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rsid="03cda878" officeooo:paragraph-rsid="03cda878"/>
    </style:style>
    <style:style style:name="P28" style:family="paragraph" style:parent-style-name="Text_20_body">
      <style:text-properties officeooo:rsid="03cda878" officeooo:paragraph-rsid="03d2f1b7"/>
    </style:style>
    <style:style style:name="P29" style:family="paragraph" style:parent-style-name="Text_20_body">
      <style:text-properties officeooo:rsid="03cda878" officeooo:paragraph-rsid="03d3e57d"/>
    </style:style>
    <style:style style:name="P30" style:family="paragraph" style:parent-style-name="Text_20_body">
      <style:text-properties officeooo:rsid="03cda878" officeooo:paragraph-rsid="03d7b66b"/>
    </style:style>
    <style:style style:name="P31" style:family="paragraph" style:parent-style-name="Text_20_body">
      <style:text-properties officeooo:rsid="03cda878" officeooo:paragraph-rsid="03e54f49"/>
    </style:style>
    <style:style style:name="P32" style:family="paragraph" style:parent-style-name="Text_20_body">
      <style:text-properties officeooo:rsid="03cda878" officeooo:paragraph-rsid="03ec71ef"/>
    </style:style>
    <style:style style:name="P33" style:family="paragraph" style:parent-style-name="Text_20_body">
      <style:text-properties officeooo:rsid="03d22f19" officeooo:paragraph-rsid="03d90632"/>
    </style:style>
    <style:style style:name="P34" style:family="paragraph" style:parent-style-name="Text_20_body">
      <style:text-properties officeooo:rsid="03d22f19" officeooo:paragraph-rsid="03e0211b"/>
    </style:style>
    <style:style style:name="P35" style:family="paragraph" style:parent-style-name="Text_20_body">
      <style:text-properties officeooo:rsid="03d22f19" officeooo:paragraph-rsid="03d22f19"/>
    </style:style>
    <style:style style:name="P36" style:family="paragraph" style:parent-style-name="Text_20_body">
      <style:text-properties officeooo:rsid="03d22f19" officeooo:paragraph-rsid="03e87a9c"/>
    </style:style>
    <style:style style:name="P37" style:family="paragraph" style:parent-style-name="Text_20_body">
      <style:text-properties officeooo:rsid="03d3aaab" officeooo:paragraph-rsid="03d3aaab"/>
    </style:style>
    <style:style style:name="P38" style:family="paragraph" style:parent-style-name="Text_20_body">
      <style:text-properties officeooo:rsid="03d3aaab" officeooo:paragraph-rsid="03d3e57d"/>
    </style:style>
    <style:style style:name="P39" style:family="paragraph" style:parent-style-name="Text_20_body">
      <style:text-properties officeooo:rsid="03d3e57d" officeooo:paragraph-rsid="03d3e57d"/>
    </style:style>
    <style:style style:name="P40" style:family="paragraph" style:parent-style-name="Text_20_body">
      <style:text-properties officeooo:rsid="03d3e57d" officeooo:paragraph-rsid="03ec71ef"/>
    </style:style>
    <style:style style:name="P41" style:family="paragraph" style:parent-style-name="Text_20_body">
      <style:text-properties officeooo:rsid="03d625d8" officeooo:paragraph-rsid="03d625d8"/>
    </style:style>
    <style:style style:name="P42" style:family="paragraph" style:parent-style-name="Text_20_body">
      <style:text-properties officeooo:rsid="03d7b66b" officeooo:paragraph-rsid="03d7b66b"/>
    </style:style>
    <style:style style:name="P43" style:family="paragraph" style:parent-style-name="Text_20_body">
      <style:text-properties officeooo:paragraph-rsid="03d90632"/>
    </style:style>
    <style:style style:name="P44" style:family="paragraph" style:parent-style-name="Heading_20_4">
      <style:text-properties officeooo:paragraph-rsid="03d90632"/>
    </style:style>
    <style:style style:name="P45" style:family="paragraph" style:parent-style-name="Text_20_body">
      <style:text-properties officeooo:rsid="03d90632" officeooo:paragraph-rsid="03d90632"/>
    </style:style>
    <style:style style:name="P46" style:family="paragraph" style:parent-style-name="Text_20_body">
      <style:text-properties officeooo:rsid="03daf20b" officeooo:paragraph-rsid="03daf20b"/>
    </style:style>
    <style:style style:name="P47" style:family="paragraph" style:parent-style-name="Text_20_body">
      <style:text-properties officeooo:rsid="03dcbc74" officeooo:paragraph-rsid="03dcbc74"/>
    </style:style>
    <style:style style:name="P48" style:family="paragraph" style:parent-style-name="Text_20_body">
      <style:text-properties officeooo:rsid="03e0211b" officeooo:paragraph-rsid="03e0211b"/>
    </style:style>
    <style:style style:name="P49" style:family="paragraph" style:parent-style-name="Text_20_body">
      <style:text-properties officeooo:rsid="03e105d4" officeooo:paragraph-rsid="03e105d4"/>
    </style:style>
    <style:style style:name="P50" style:family="paragraph" style:parent-style-name="Text_20_body">
      <style:text-properties officeooo:rsid="03e54f49" officeooo:paragraph-rsid="03e54f49"/>
    </style:style>
    <style:style style:name="P5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2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officeooo:paragraph-rsid="03d3e57d"/>
    </style:style>
    <style:style style:name="P69" style:family="paragraph" style:parent-style-name="Heading_20_4">
      <style:text-properties officeooo:paragraph-rsid="03e0211b"/>
    </style:style>
    <style:style style:name="P70" style:family="paragraph" style:parent-style-name="Horizontal_20_Line">
      <style:text-properties officeooo:paragraph-rsid="03d2f1b7"/>
    </style:style>
    <style:style style:name="P71" style:family="paragraph" style:parent-style-name="Horizontal_20_Line">
      <style:text-properties officeooo:paragraph-rsid="03d44dce"/>
    </style:style>
    <style:style style:name="P72" style:family="paragraph" style:parent-style-name="Horizontal_20_Line">
      <style:text-properties officeooo:paragraph-rsid="03d7b66b"/>
    </style:style>
    <style:style style:name="P73" style:family="paragraph" style:parent-style-name="Horizontal_20_Line">
      <style:text-properties officeooo:paragraph-rsid="03e54f49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Heading_20_4">
      <style:text-properties officeooo:paragraph-rsid="03e87a9c"/>
    </style:style>
    <style:style style:name="P80" style:family="paragraph" style:parent-style-name="Horizontal_20_Line">
      <style:text-properties officeooo:paragraph-rsid="03e87a9c"/>
    </style:style>
    <style:style style:name="P81" style:family="paragraph" style:parent-style-name="Text_20_body">
      <style:text-properties officeooo:paragraph-rsid="03e87a9c"/>
    </style:style>
    <style:style style:name="P82" style:family="paragraph" style:parent-style-name="Horizontal_20_Line">
      <style:text-properties officeooo:paragraph-rsid="03ea3fce"/>
    </style:style>
    <style:style style:name="P83" style:family="paragraph" style:parent-style-name="Heading_20_4">
      <style:text-properties officeooo:rsid="03e87a9c" officeooo:paragraph-rsid="03e87a9c"/>
    </style:style>
    <style:style style:name="P84" style:family="paragraph" style:parent-style-name="Text_20_body">
      <style:text-properties officeooo:rsid="03e87a9c" officeooo:paragraph-rsid="03e87a9c"/>
    </style:style>
    <style:style style:name="P85" style:family="paragraph" style:parent-style-name="Heading_20_4">
      <style:text-properties officeooo:rsid="03ea3fce" officeooo:paragraph-rsid="03ea3fce"/>
    </style:style>
    <style:style style:name="P86" style:family="paragraph" style:parent-style-name="Text_20_body">
      <style:text-properties officeooo:rsid="03ea3fce" officeooo:paragraph-rsid="03ea3fce"/>
    </style:style>
    <style:style style:name="P87" style:family="paragraph" style:parent-style-name="Heading_20_4">
      <style:text-properties officeooo:paragraph-rsid="03ec71ef"/>
    </style:style>
    <style:style style:name="P88" style:family="paragraph" style:parent-style-name="Horizontal_20_Line">
      <style:text-properties officeooo:paragraph-rsid="03ec71ef"/>
    </style:style>
    <style:style style:name="P89" style:family="paragraph" style:parent-style-name="Heading_20_4">
      <style:text-properties officeooo:rsid="03ecc435" officeooo:paragraph-rsid="03ecc435"/>
    </style:style>
    <style:style style:name="P90" style:family="paragraph" style:parent-style-name="Text_20_body">
      <style:text-properties officeooo:rsid="03ecc435" officeooo:paragraph-rsid="03ecc435"/>
    </style:style>
    <style:style style:name="P91" style:family="paragraph" style:parent-style-name="Text_20_body">
      <style:text-properties officeooo:rsid="03d44dce" officeooo:paragraph-rsid="03d44dce"/>
    </style:style>
    <style:style style:name="P92" style:family="paragraph" style:parent-style-name="Text_20_body">
      <style:text-properties officeooo:rsid="03ec71ef" officeooo:paragraph-rsid="03ec71ef"/>
    </style:style>
    <style:style style:name="P93" style:family="paragraph" style:parent-style-name="Heading_20_4">
      <style:text-properties officeooo:paragraph-rsid="03ee24c6"/>
    </style:style>
    <style:style style:name="P94" style:family="paragraph" style:parent-style-name="Horizontal_20_Line">
      <style:text-properties officeooo:paragraph-rsid="03ee24c6"/>
    </style:style>
    <style:style style:name="P95" style:family="paragraph" style:parent-style-name="Text_20_body">
      <style:text-properties officeooo:rsid="03ecc4c4" officeooo:paragraph-rsid="03ecc4c4"/>
    </style:style>
    <style:style style:name="P96" style:family="paragraph" style:parent-style-name="Text_20_body">
      <style:text-properties officeooo:rsid="03ecc4c4" officeooo:paragraph-rsid="03ee24c6"/>
    </style:style>
    <style:style style:name="P97" style:family="paragraph" style:parent-style-name="Text_20_body">
      <style:text-properties officeooo:rsid="03ee24c6" officeooo:paragraph-rsid="03ee24c6"/>
    </style:style>
    <style:style style:name="P98" style:family="paragraph" style:parent-style-name="Text_20_body">
      <style:text-properties officeooo:rsid="03ee3474" officeooo:paragraph-rsid="03ee3474"/>
    </style:style>
    <style:style style:name="P99" style:family="paragraph" style:parent-style-name="Horizontal_20_Line">
      <style:text-properties officeooo:paragraph-rsid="03f02ace"/>
    </style:style>
    <style:style style:name="P100" style:family="paragraph" style:parent-style-name="Heading_20_4">
      <style:text-properties officeooo:rsid="03f02ace" officeooo:paragraph-rsid="03f02ace"/>
    </style:style>
    <style:style style:name="P101" style:family="paragraph" style:parent-style-name="Text_20_body">
      <style:text-properties officeooo:rsid="03f02ace" officeooo:paragraph-rsid="03f02ace"/>
    </style:style>
    <style:style style:name="P10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8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6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7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8" style:family="paragraph" style:parent-style-name="Heading_20_2">
      <style:text-properties officeooo:paragraph-rsid="03cc6c76"/>
    </style:style>
    <style:style style:name="P129" style:family="paragraph" style:parent-style-name="Heading_20_2">
      <style:text-properties officeooo:paragraph-rsid="03e87a9c"/>
    </style:style>
    <style:style style:name="P130" style:family="paragraph" style:parent-style-name="Heading_20_2">
      <style:text-properties officeooo:paragraph-rsid="03bc4d0c"/>
    </style:style>
    <style:style style:name="P131" style:family="paragraph" style:parent-style-name="Heading_20_2">
      <style:text-properties officeooo:paragraph-rsid="03d3e57d"/>
    </style:style>
    <style:style style:name="P132" style:family="paragraph" style:parent-style-name="Heading_20_3">
      <style:text-properties officeooo:paragraph-rsid="03e87a9c"/>
    </style:style>
    <style:style style:name="P133" style:family="paragraph" style:parent-style-name="Heading_20_3">
      <style:text-properties officeooo:paragraph-rsid="03e0211b"/>
    </style:style>
    <style:style style:name="P134" style:family="paragraph" style:parent-style-name="Heading_20_3">
      <style:text-properties officeooo:paragraph-rsid="03d90632"/>
    </style:style>
    <style:style style:name="P135" style:family="paragraph" style:parent-style-name="Heading_20_3">
      <style:text-properties officeooo:paragraph-rsid="03cc6c76"/>
    </style:style>
    <style:style style:name="P136" style:family="paragraph" style:parent-style-name="Heading_20_3">
      <style:text-properties officeooo:paragraph-rsid="03ecc4c4"/>
    </style:style>
    <style:style style:name="P137" style:family="paragraph" style:parent-style-name="Heading_20_3">
      <style:text-properties officeooo:paragraph-rsid="03ee24c6"/>
    </style:style>
    <style:style style:name="P138" style:family="paragraph" style:parent-style-name="Heading_20_3">
      <style:text-properties officeooo:paragraph-rsid="03bc4d0c"/>
    </style:style>
    <style:style style:name="P139" style:family="paragraph" style:parent-style-name="Heading_20_3">
      <style:text-properties officeooo:paragraph-rsid="03d7b66b"/>
    </style:style>
    <style:style style:name="P140" style:family="paragraph" style:parent-style-name="Heading_20_3">
      <style:text-properties officeooo:paragraph-rsid="03d2f1b7"/>
    </style:style>
    <style:style style:name="P141" style:family="paragraph" style:parent-style-name="Heading_20_3">
      <style:text-properties officeooo:paragraph-rsid="03d3e57d"/>
    </style:style>
    <style:style style:name="P142" style:family="paragraph" style:parent-style-name="Heading_20_3">
      <style:text-properties officeooo:paragraph-rsid="03f02ace"/>
    </style:style>
    <style:style style:name="P143" style:family="paragraph" style:parent-style-name="Heading_20_3">
      <style:text-properties officeooo:paragraph-rsid="03d44dce"/>
    </style:style>
    <style:style style:name="P144" style:family="paragraph" style:parent-style-name="Heading_20_3">
      <style:text-properties officeooo:paragraph-rsid="03ec71ef"/>
    </style:style>
    <style:style style:name="P145" style:family="paragraph" style:parent-style-name="Heading_20_3">
      <style:text-properties officeooo:rsid="03cda878" officeooo:paragraph-rsid="03ec71ef"/>
    </style:style>
    <style:style style:name="P146" style:family="paragraph" style:parent-style-name="Heading_20_3">
      <style:text-properties officeooo:paragraph-rsid="03e54f49"/>
    </style:style>
    <style:style style:name="P147" style:family="paragraph" style:parent-style-name="Heading_20_3">
      <style:text-properties officeooo:paragraph-rsid="03d3aaab"/>
    </style:style>
    <style:style style:name="P148" style:family="paragraph" style:parent-style-name="Heading_20_3">
      <style:text-properties officeooo:paragraph-rsid="03cda878"/>
    </style:style>
    <style:style style:name="P149" style:family="paragraph" style:parent-style-name="Heading_20_3">
      <style:text-properties officeooo:paragraph-rsid="03ea3fce"/>
    </style:style>
    <style:style style:name="P150" style:family="paragraph" style:parent-style-name="Heading_20_3">
      <style:text-properties officeooo:paragraph-rsid="03f1f1bc"/>
    </style:style>
    <style:style style:name="P151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2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3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4" style:family="paragraph" style:parent-style-name="Heading_20_4">
      <style:text-properties officeooo:paragraph-rsid="03f1f1bc"/>
    </style:style>
    <style:style style:name="P155" style:family="paragraph" style:parent-style-name="Heading_20_5">
      <style:text-properties officeooo:paragraph-rsid="03ee24c6"/>
    </style:style>
    <style:style style:name="P156" style:family="paragraph" style:parent-style-name="Horizontal_20_Line">
      <style:text-properties officeooo:paragraph-rsid="03f1f1bc"/>
    </style:style>
    <style:style style:name="P157" style:family="paragraph" style:parent-style-name="Horizontal_20_Line">
      <style:text-properties officeooo:paragraph-rsid="03cda878"/>
    </style:style>
    <style:style style:name="P158" style:family="paragraph" style:parent-style-name="Text_20_body">
      <style:text-properties officeooo:paragraph-rsid="03e54f49"/>
    </style:style>
    <style:style style:name="P159" style:family="paragraph" style:parent-style-name="Text_20_body">
      <style:text-properties officeooo:rsid="03cda878" officeooo:paragraph-rsid="03d3aaab"/>
    </style:style>
    <style:style style:name="P160" style:family="paragraph" style:parent-style-name="Text_20_body">
      <style:text-properties officeooo:rsid="03cda878" officeooo:paragraph-rsid="03f1f1bc"/>
    </style:style>
    <style:style style:name="P161" style:family="paragraph" style:parent-style-name="Text_20_body">
      <style:text-properties officeooo:paragraph-rsid="03cda878"/>
    </style:style>
    <style:style style:name="P162" style:family="paragraph" style:parent-style-name="Text_20_body">
      <style:text-properties officeooo:paragraph-rsid="03f1f1bc"/>
    </style:style>
    <style:style style:name="P163" style:family="paragraph" style:parent-style-name="Text_20_body">
      <style:text-properties officeooo:rsid="03d3e57d" officeooo:paragraph-rsid="03f1f1bc"/>
    </style:style>
    <style:style style:name="P164" style:family="paragraph" style:parent-style-name="Text_20_body">
      <style:text-properties officeooo:rsid="03d7b66b"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fo:font-size="10pt" officeooo:rsid="03f0fb1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50e68"/>
    </style:style>
    <style:style style:name="T23" style:family="text">
      <style:text-properties officeooo:rsid="03b62cf1"/>
    </style:style>
    <style:style style:name="T24" style:family="text">
      <style:text-properties officeooo:rsid="03bc4d0c"/>
    </style:style>
    <style:style style:name="T25" style:family="text">
      <style:text-properties officeooo:rsid="03bef717"/>
    </style:style>
    <style:style style:name="T26" style:family="text">
      <style:text-properties officeooo:rsid="03c11213"/>
    </style:style>
    <style:style style:name="T27" style:family="text">
      <style:text-properties officeooo:rsid="03c4bfac"/>
    </style:style>
    <style:style style:name="T28" style:family="text">
      <style:text-properties officeooo:rsid="03c62e53"/>
    </style:style>
    <style:style style:name="T29" style:family="text">
      <style:text-properties officeooo:rsid="03cc6c76"/>
    </style:style>
    <style:style style:name="T30" style:family="text">
      <style:text-properties officeooo:rsid="03cda878"/>
    </style:style>
    <style:style style:name="T31" style:family="text">
      <style:text-properties officeooo:rsid="03d22f19"/>
    </style:style>
    <style:style style:name="T32" style:family="text">
      <style:text-properties officeooo:rsid="03d2f1b7"/>
    </style:style>
    <style:style style:name="T33" style:family="text">
      <style:text-properties officeooo:rsid="03d3aaab"/>
    </style:style>
    <style:style style:name="T34" style:family="text">
      <style:text-properties officeooo:rsid="03d3e57d"/>
    </style:style>
    <style:style style:name="T35" style:family="text">
      <style:text-properties officeooo:rsid="03d44dce"/>
    </style:style>
    <style:style style:name="T36" style:family="text">
      <style:text-properties officeooo:rsid="03d625d8"/>
    </style:style>
    <style:style style:name="T37" style:family="text">
      <style:text-properties officeooo:rsid="03d7b66b"/>
    </style:style>
    <style:style style:name="T38" style:family="text">
      <style:text-properties officeooo:rsid="03d8aeb3"/>
    </style:style>
    <style:style style:name="T39" style:family="text">
      <style:text-properties officeooo:rsid="03d90632"/>
    </style:style>
    <style:style style:name="T40" style:family="text">
      <style:text-properties officeooo:rsid="03daf20b"/>
    </style:style>
    <style:style style:name="T41" style:family="text">
      <style:text-properties officeooo:rsid="03dc5300"/>
    </style:style>
    <style:style style:name="T42" style:family="text">
      <style:text-properties officeooo:rsid="03dd5592"/>
    </style:style>
    <style:style style:name="T43" style:family="text">
      <style:text-properties officeooo:rsid="03e0211b"/>
    </style:style>
    <style:style style:name="T44" style:family="text">
      <style:text-properties officeooo:rsid="03e54f49"/>
    </style:style>
    <style:style style:name="T45" style:family="text">
      <style:text-properties officeooo:rsid="03e87a9c"/>
    </style:style>
    <style:style style:name="T46" style:family="text">
      <style:text-properties officeooo:rsid="03ea3fce"/>
    </style:style>
    <style:style style:name="T47" style:family="text">
      <style:text-properties officeooo:rsid="03ecc435"/>
    </style:style>
    <style:style style:name="T48" style:family="text">
      <style:text-properties officeooo:rsid="03ee24c6"/>
    </style:style>
    <style:style style:name="T49" style:family="text">
      <style:text-properties officeooo:rsid="03ef00a4"/>
    </style:style>
    <style:style style:name="T50" style:family="text">
      <style:text-properties officeooo:rsid="03f02ace"/>
    </style:style>
    <style:style style:name="T51" style:family="text">
      <style:text-properties officeooo:rsid="03f0fb1d"/>
    </style:style>
    <style:style style:name="T52" style:family="text">
      <style:text-properties officeooo:rsid="03f1f1b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26">2</text:span>.1.<text:span text:style-name="T51">23</text:span> Editors - Geometry Nodes Editor - Header - Add Menu - Mesh<text:span text:style-name="T5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 - Read<text:tab/>3</text:a></text:p>
          <text:p text:style-name="P75"><text:a xlink:type="simple" xlink:href="#__RefHeading___Toc27365_39227843311" text:style-name="Index_20_Link" text:visited-style-name="Index_20_Link">Edge Angle<text:tab/>3</text:a></text:p>
          <text:p text:style-name="P75"><text:a xlink:type="simple" xlink:href="#__RefHeading___Toc27365_3922784331" text:style-name="Index_20_Link" text:visited-style-name="Index_20_Link">Edge Neighbours<text:tab/>3</text:a></text:p>
          <text:p text:style-name="P75"><text:a xlink:type="simple" xlink:href="#__RefHeading___Toc4417_3418951145" text:style-name="Index_20_Link" text:visited-style-name="Index_20_Link">Edge Vertices<text:tab/>3</text:a></text:p>
          <text:p text:style-name="P75"><text:a xlink:type="simple" xlink:href="#__RefHeading___Toc4417_34189511451" text:style-name="Index_20_Link" text:visited-style-name="Index_20_Link">Edges to Face Group<text:tab/>4</text:a></text:p>
          <text:p text:style-name="P75"><text:a xlink:type="simple" xlink:href="#__RefHeading___Toc4425_3418951145" text:style-name="Index_20_Link" text:visited-style-name="Index_20_Link">Face Area<text:tab/>4</text:a></text:p>
          <text:p text:style-name="P75"><text:a xlink:type="simple" xlink:href="#__RefHeading___Toc4429_34189511452" text:style-name="Index_20_Link" text:visited-style-name="Index_20_Link">Face Neighbours<text:tab/>5</text:a></text:p>
          <text:p text:style-name="P75"><text:a xlink:type="simple" xlink:href="#__RefHeading___Toc4429_3418951145" text:style-name="Index_20_Link" text:visited-style-name="Index_20_Link">Face Group Boundaries<text:tab/>5</text:a></text:p>
          <text:p text:style-name="P75"><text:a xlink:type="simple" xlink:href="#__RefHeading___Toc4429_34189511451" text:style-name="Index_20_Link" text:visited-style-name="Index_20_Link">Is Face Planar<text:tab/>5</text:a></text:p>
          <text:p text:style-name="P75"><text:a xlink:type="simple" xlink:href="#__RefHeading___Toc27365_392278433" text:style-name="Index_20_Link" text:visited-style-name="Index_20_Link">Is Shade Smooth<text:tab/>6</text:a></text:p>
          <text:p text:style-name="P75"><text:a xlink:type="simple" xlink:href="#__RefHeading___Toc4435_3418951145" text:style-name="Index_20_Link" text:visited-style-name="Index_20_Link">Mesh Island<text:tab/>6</text:a></text:p>
          <text:p text:style-name="P75"><text:a xlink:type="simple" xlink:href="#__RefHeading___Toc27369_3922784331" text:style-name="Index_20_Link" text:visited-style-name="Index_20_Link">Shortest Edge Path<text:tab/>6</text:a></text:p>
          <text:p text:style-name="P75"><text:a xlink:type="simple" xlink:href="#__RefHeading___Toc27365_3922784332" text:style-name="Index_20_Link" text:visited-style-name="Index_20_Link">Vertex Neighbors<text:tab/>6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144226249120">
          <table:table-cell table:style-name="Tabelle4.A1" office:value-type="string">
            <text:h text:style-name="P106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 - Read<text:tab/>3</text:a></text:p>
          <text:p text:style-name="P75"><text:a xlink:type="simple" xlink:href="#__RefHeading___Toc27365_39227843311" text:style-name="Index_20_Link" text:visited-style-name="Index_20_Link">Edge Angle<text:tab/>3</text:a></text:p>
          <text:p text:style-name="P76"><text:a xlink:type="simple" xlink:href="#__RefHeading___Toc27367_39227843314" text:style-name="Index_20_Link" text:visited-style-name="Index_20_Link">Outputs<text:tab/>3</text:a></text:p>
          <text:p text:style-name="P77"><text:a xlink:type="simple" xlink:href="#__RefHeading___Toc826_309572848122" text:style-name="Index_20_Link" text:visited-style-name="Index_20_Link">Unsigned Angle<text:tab/>3</text:a></text:p>
          <text:p text:style-name="P77"><text:a xlink:type="simple" xlink:href="#__RefHeading___Toc1997_2527372865" text:style-name="Index_20_Link" text:visited-style-name="Index_20_Link">Signed Angle<text:tab/>3</text:a></text:p>
          <text:p text:style-name="P75"><text:a xlink:type="simple" xlink:href="#__RefHeading___Toc27365_3922784331" text:style-name="Index_20_Link" text:visited-style-name="Index_20_Link">Edge Neighbours<text:tab/>3</text:a></text:p>
          <text:p text:style-name="P76"><text:a xlink:type="simple" xlink:href="#__RefHeading___Toc27367_3922784331" text:style-name="Index_20_Link" text:visited-style-name="Index_20_Link">Outputs<text:tab/>3</text:a></text:p>
          <text:p text:style-name="P77"><text:a xlink:type="simple" xlink:href="#__RefHeading___Toc826_30957284812" text:style-name="Index_20_Link" text:visited-style-name="Index_20_Link">Face Count<text:tab/>3</text:a></text:p>
          <text:p text:style-name="P75"><text:a xlink:type="simple" xlink:href="#__RefHeading___Toc4417_3418951145" text:style-name="Index_20_Link" text:visited-style-name="Index_20_Link">Edge Vertices<text:tab/>3</text:a></text:p>
          <text:p text:style-name="P76"><text:a xlink:type="simple" xlink:href="#__RefHeading___Toc27367_39227843313" text:style-name="Index_20_Link" text:visited-style-name="Index_20_Link">Outputs<text:tab/>4</text:a></text:p>
          <text:p text:style-name="P77"><text:a xlink:type="simple" xlink:href="#__RefHeading___Toc826_309572848123" text:style-name="Index_20_Link" text:visited-style-name="Index_20_Link">Vertex Index 1<text:tab/>4</text:a></text:p>
          <text:p text:style-name="P77"><text:a xlink:type="simple" xlink:href="#__RefHeading___Toc4419_3418951145" text:style-name="Index_20_Link" text:visited-style-name="Index_20_Link">Vertex Index 2<text:tab/>4</text:a></text:p>
          <text:p text:style-name="P77"><text:a xlink:type="simple" xlink:href="#__RefHeading___Toc4421_3418951145" text:style-name="Index_20_Link" text:visited-style-name="Index_20_Link">Position 1<text:tab/>4</text:a></text:p>
          <text:p text:style-name="P77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4</text:a></text:p>
          <text:p text:style-name="P75"><text:a xlink:type="simple" xlink:href="#__RefHeading___Toc4417_34189511451" text:style-name="Index_20_Link" text:visited-style-name="Index_20_Link">Edges to Face Group<text:tab/>4</text:a></text:p>
          <text:p text:style-name="P76"><text:a xlink:type="simple" xlink:href="#__RefHeading___Toc2698_2560467137" text:style-name="Index_20_Link" text:visited-style-name="Index_20_Link">Inuputs<text:tab/>4</text:a></text:p>
          <text:p text:style-name="P77"><text:a xlink:type="simple" xlink:href="#__RefHeading___Toc2700_2560467137" text:style-name="Index_20_Link" text:visited-style-name="Index_20_Link">Boundary Edges<text:tab/>4</text:a></text:p>
          <text:p text:style-name="P76"><text:a xlink:type="simple" xlink:href="#__RefHeading___Toc27367_392278433131" text:style-name="Index_20_Link" text:visited-style-name="Index_20_Link">Outputs<text:tab/>4</text:a></text:p>
          <text:p text:style-name="P77"><text:a xlink:type="simple" xlink:href="#__RefHeading___Toc2702_2560467137" text:style-name="Index_20_Link" text:visited-style-name="Index_20_Link">Face Group ID<text:tab/>4</text:a></text:p>
          <text:p text:style-name="P75"><text:a xlink:type="simple" xlink:href="#__RefHeading___Toc4425_3418951145" text:style-name="Index_20_Link" text:visited-style-name="Index_20_Link">Face Area<text:tab/>4</text:a></text:p>
          <text:p text:style-name="P76"><text:a xlink:type="simple" xlink:href="#__RefHeading___Toc27367_392278433121" text:style-name="Index_20_Link" text:visited-style-name="Index_20_Link">Outputs<text:tab/>4</text:a></text:p>
          <text:p text:style-name="P77"><text:a xlink:type="simple" xlink:href="#__RefHeading___Toc4427_3418951145" text:style-name="Index_20_Link" text:visited-style-name="Index_20_Link">Area<text:tab/>4</text:a></text:p>
          <text:p text:style-name="P75"><text:a xlink:type="simple" xlink:href="#__RefHeading___Toc4429_34189511452" text:style-name="Index_20_Link" text:visited-style-name="Index_20_Link">Face Neighbours<text:tab/>5</text:a></text:p>
          <text:p text:style-name="P76"><text:a xlink:type="simple" xlink:href="#__RefHeading___Toc27367_392278433123" text:style-name="Index_20_Link" text:visited-style-name="Index_20_Link">Outputs<text:tab/>5</text:a></text:p>
          <text:p text:style-name="P77"><text:a xlink:type="simple" xlink:href="#__RefHeading___Toc4431_34189511452" text:style-name="Index_20_Link" text:visited-style-name="Index_20_Link">Vertex Count<text:tab/>5</text:a></text:p>
          <text:p text:style-name="P77"><text:soft-page-break/><text:a xlink:type="simple" xlink:href="#__RefHeading___Toc4433_34189511451" text:style-name="Index_20_Link" text:visited-style-name="Index_20_Link">Face Count<text:tab/>5</text:a></text:p>
          <text:p text:style-name="P75"><text:a xlink:type="simple" xlink:href="#__RefHeading___Toc4429_3418951145" text:style-name="Index_20_Link" text:visited-style-name="Index_20_Link">Face Group Boundaries<text:tab/>5</text:a></text:p>
          <text:p text:style-name="P76"><text:a xlink:type="simple" xlink:href="#__RefHeading___Toc2203_11760736501" text:style-name="Index_20_Link" text:visited-style-name="Index_20_Link">Inputs<text:tab/>5</text:a></text:p>
          <text:p text:style-name="P76"><text:a xlink:type="simple" xlink:href="#__RefHeading___Toc2378_3369174216" text:style-name="Index_20_Link" text:visited-style-name="Index_20_Link">Face Set<text:tab/>5</text:a></text:p>
          <text:p text:style-name="P76"><text:a xlink:type="simple" xlink:href="#__RefHeading___Toc27367_39227843312" text:style-name="Index_20_Link" text:visited-style-name="Index_20_Link">Outputs<text:tab/>5</text:a></text:p>
          <text:p text:style-name="P77"><text:a xlink:type="simple" xlink:href="#__RefHeading___Toc4431_3418951145" text:style-name="Index_20_Link" text:visited-style-name="Index_20_Link">Boundary Edges<text:tab/>5</text:a></text:p>
          <text:p text:style-name="P77"><text:a xlink:type="simple" xlink:href="#__RefHeading___Toc4433_3418951145" text:style-name="Index_20_Link" text:visited-style-name="Index_20_Link">Face Count<text:tab/>5</text:a></text:p>
          <text:p text:style-name="P75"><text:a xlink:type="simple" xlink:href="#__RefHeading___Toc4429_34189511451" text:style-name="Index_20_Link" text:visited-style-name="Index_20_Link">Is Face Planar<text:tab/>5</text:a></text:p>
          <text:p text:style-name="P76"><text:a xlink:type="simple" xlink:href="#__RefHeading___Toc2203_1176073650" text:style-name="Index_20_Link" text:visited-style-name="Index_20_Link">Inputs<text:tab/>5</text:a></text:p>
          <text:p text:style-name="P77"><text:a xlink:type="simple" xlink:href="#__RefHeading___Toc2205_1176073650" text:style-name="Index_20_Link" text:visited-style-name="Index_20_Link">Threshold<text:tab/>5</text:a></text:p>
          <text:p text:style-name="P76"><text:a xlink:type="simple" xlink:href="#__RefHeading___Toc27367_392278433122" text:style-name="Index_20_Link" text:visited-style-name="Index_20_Link">Outputs<text:tab/>5</text:a></text:p>
          <text:p text:style-name="P77"><text:a xlink:type="simple" xlink:href="#__RefHeading___Toc4431_34189511451" text:style-name="Index_20_Link" text:visited-style-name="Index_20_Link">Planar<text:tab/>5</text:a></text:p>
          <text:p text:style-name="P75"><text:a xlink:type="simple" xlink:href="#__RefHeading___Toc27365_392278433" text:style-name="Index_20_Link" text:visited-style-name="Index_20_Link">Is Shade Smooth<text:tab/>6</text:a></text:p>
          <text:p text:style-name="P76"><text:a xlink:type="simple" xlink:href="#__RefHeading___Toc27367_392278433" text:style-name="Index_20_Link" text:visited-style-name="Index_20_Link">Outputs<text:tab/>6</text:a></text:p>
          <text:p text:style-name="P77"><text:a xlink:type="simple" xlink:href="#__RefHeading___Toc826_3095728481" text:style-name="Index_20_Link" text:visited-style-name="Index_20_Link">Smooth<text:tab/>6</text:a></text:p>
          <text:p text:style-name="P75"><text:a xlink:type="simple" xlink:href="#__RefHeading___Toc4435_3418951145" text:style-name="Index_20_Link" text:visited-style-name="Index_20_Link">Mesh Island<text:tab/>6</text:a></text:p>
          <text:p text:style-name="P76"><text:a xlink:type="simple" xlink:href="#__RefHeading___Toc27367_39227843311" text:style-name="Index_20_Link" text:visited-style-name="Index_20_Link">Outputs<text:tab/>6</text:a></text:p>
          <text:p text:style-name="P77"><text:a xlink:type="simple" xlink:href="#__RefHeading___Toc826_309572848121" text:style-name="Index_20_Link" text:visited-style-name="Index_20_Link">Index<text:tab/>6</text:a></text:p>
          <text:p text:style-name="P75"><text:a xlink:type="simple" xlink:href="#__RefHeading___Toc27369_3922784331" text:style-name="Index_20_Link" text:visited-style-name="Index_20_Link">Shortest Edge Path<text:tab/>6</text:a></text:p>
          <text:p text:style-name="P76"><text:a xlink:type="simple" xlink:href="#__RefHeading___Toc27371_3922784331" text:style-name="Index_20_Link" text:visited-style-name="Index_20_Link">Input<text:tab/>6</text:a></text:p>
          <text:p text:style-name="P77"><text:a xlink:type="simple" xlink:href="#__RefHeading___Toc27373_3922784331" text:style-name="Index_20_Link" text:visited-style-name="Index_20_Link">End Vertex<text:tab/>6</text:a></text:p>
          <text:p text:style-name="P77"><text:a xlink:type="simple" xlink:href="#__RefHeading___Toc786_30957284811121" text:style-name="Index_20_Link" text:visited-style-name="Index_20_Link">Edge Cost<text:tab/>6</text:a></text:p>
          <text:p text:style-name="P76"><text:a xlink:type="simple" xlink:href="#__RefHeading___Toc27377_3922784331" text:style-name="Index_20_Link" text:visited-style-name="Index_20_Link">Outputs<text:tab/>6</text:a></text:p>
          <text:p text:style-name="P77"><text:a xlink:type="simple" xlink:href="#__RefHeading___Toc826_309572848111" text:style-name="Index_20_Link" text:visited-style-name="Index_20_Link">Next Vertex Index<text:tab/>6</text:a></text:p>
          <text:p text:style-name="P77"><text:a xlink:type="simple" xlink:href="#__RefHeading___Toc2061_462989221" text:style-name="Index_20_Link" text:visited-style-name="Index_20_Link">Total Cost<text:tab/>6</text:a></text:p>
          <text:p text:style-name="P75"><text:a xlink:type="simple" xlink:href="#__RefHeading___Toc27365_3922784332" text:style-name="Index_20_Link" text:visited-style-name="Index_20_Link">Vertex Neighbors<text:tab/>6</text:a></text:p>
          <text:p text:style-name="P76"><text:a xlink:type="simple" xlink:href="#__RefHeading___Toc27367_3922784332" text:style-name="Index_20_Link" text:visited-style-name="Index_20_Link">Outputs<text:tab/>7</text:a></text:p>
          <text:p text:style-name="P77"><text:a xlink:type="simple" xlink:href="#__RefHeading___Toc826_30957284813" text:style-name="Index_20_Link" text:visited-style-name="Index_20_Link">Vertex Count<text:tab/>7</text:a></text:p>
          <text:p text:style-name="P77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144226252928">
          <table:table-cell table:style-name="Tabelle3.A1" office:value-type="string">
            <text:h text:style-name="P107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Read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1cm" svg:height="4.2cm" draw:z-index="0"><draw:image xlink:href="Pictures/100000010000019E000000F83D41FCB6CB1BB437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64"/>
      <text:p text:style-name="P72"/>
      <text:h text:style-name="P115" text:outline-level="2"><draw:frame draw:style-name="fr1" draw:name="Bild29" text:anchor-type="paragraph" svg:y="-0.102cm" svg:width="3.731cm" svg:height="2.03cm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7">Angle</text:span><text:bookmark-end text:name="__RefHeading___Toc27365_39227843311"/></text:h>
      <text:p text:style-name="P30">Calculates the angle in radians between two faces that meet at an edge.<text:span text:style-name="T37"> Without two <text:s/>faces on the edge, the angle will be 0.</text:span></text:p>
      <text:h text:style-name="P139" text:outline-level="3"><text:bookmark-start text:name="__RefHeading___Toc27367_39227843314"/>Outputs<text:bookmark-end text:name="__RefHeading___Toc27367_39227843314"/></text:h>
      <text:h text:style-name="P62" text:outline-level="4"><text:bookmark-start text:name="__RefHeading___Toc826_309572848122"/><text:span text:style-name="T41">Unsigned </text:span>Angle<text:bookmark-end text:name="__RefHeading___Toc826_309572848122"/></text:h>
      <text:p text:style-name="P42">The <text:span text:style-name="T41">unsigned </text:span>output angle.<text:span text:style-name="T41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41">T</text:span>he signed angle<text:span text:style-name="T41"> </text:span>between the two faces, where Convex angles are positive and Concave angles<text:span text:style-name="T41"> </text:span>are negative.<text:span text:style-name="T41"> </text:span>This calculation is slower than the unsigned angle<text:span text:style-name="T41">.</text:span></text:p>
      <text:p text:style-name="P70"/>
      <text:h text:style-name="P116" text:outline-level="2"><draw:frame draw:style-name="fr1" draw:name="Bild23" text:anchor-type="paragraph" svg:y="-0.102cm" svg:width="3.371cm" svg:height="1.39cm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8"><text:span text:style-name="T33">O</text:span>utputs the number of faces connected to each edge.</text:p>
      <text:h text:style-name="P140" text:outline-level="3"><text:bookmark-start text:name="__RefHeading___Toc27367_3922784331"/>Outputs<text:bookmark-end text:name="__RefHeading___Toc27367_3922784331"/></text:h>
      <text:h text:style-name="P59" text:outline-level="4"><text:bookmark-start text:name="__RefHeading___Toc826_30957284812"/>Face Count<text:bookmark-end text:name="__RefHeading___Toc826_30957284812"/></text:h>
      <text:p text:style-name="P37">The number of faces<text:span text:style-name="T34">.</text:span></text:p>
      <text:p text:style-name="P37"/>
      <text:p text:style-name="Horizontal_20_Line"/>
      <text:h text:style-name="P117" text:outline-level="2"><draw:frame draw:style-name="fr1" draw:name="Bild27" text:anchor-type="paragraph" svg:y="-0.102cm" svg:width="3.96cm" svg:height="3.23cm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4">Vertices</text:span><text:bookmark-end text:name="__RefHeading___Toc4417_3418951145"/></text:h>
      <text:p text:style-name="P29"><text:span text:style-name="T33">O</text:span>utputs the <text:span text:style-name="T34">index and position of the two vertices that defines an edge. Index outputs an integer. Position a vector.</text:span></text:p>
      <text:h text:style-name="P141" text:outline-level="3"><text:bookmark-start text:name="__RefHeading___Toc27367_39227843313"/><text:soft-page-break/>Outputs<text:bookmark-end text:name="__RefHeading___Toc27367_39227843313"/></text:h>
      <text:h text:style-name="P60" text:outline-level="4"><text:bookmark-start text:name="__RefHeading___Toc826_309572848123"/>Vertex Index 1<text:bookmark-end text:name="__RefHeading___Toc826_309572848123"/></text:h>
      <text:p text:style-name="P38">The <text:span text:style-name="T34">index of the first vertice.</text:span></text:p>
      <text:h text:style-name="P60" text:outline-level="4"><text:bookmark-start text:name="__RefHeading___Toc4419_3418951145"/>Vertex Index 2<text:bookmark-end text:name="__RefHeading___Toc4419_3418951145"/></text:h>
      <text:p text:style-name="P38">The <text:span text:style-name="T34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8">The <text:span text:style-name="T34">position of the first vertice.</text:span></text:p>
      <text:h text:style-name="P68" text:outline-level="4"><text:bookmark-start text:name="__RefHeading___Toc4423_3418951145"/>Position <text:span text:style-name="T20">2</text:span><text:bookmark-end text:name="__RefHeading___Toc4423_3418951145"/></text:h>
      <text:p text:style-name="P38">The <text:span text:style-name="T34">position of the second vertice.</text:span></text:p>
      <text:p text:style-name="P38"/>
      <text:p text:style-name="P99"/>
      <text:h text:style-name="P118" text:outline-level="2"><draw:frame draw:style-name="fr1" draw:name="Bild44" text:anchor-type="paragraph" svg:y="-0.102cm" svg:width="3.69cm" svg:height="2.05cm" draw:z-index="11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50">s to Face Group</text:span><text:bookmark-end text:name="__RefHeading___Toc4417_34189511451"/></text:h>
      <text:p text:style-name="P101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101">The input edges.</text:p>
      <text:h text:style-name="P142" text:outline-level="3"><text:bookmark-start text:name="__RefHeading___Toc27367_392278433131"/>Outputs<text:bookmark-end text:name="__RefHeading___Toc27367_392278433131"/></text:h>
      <text:h text:style-name="P100" text:outline-level="4"><text:bookmark-start text:name="__RefHeading___Toc2702_2560467137"/>Face Group ID<text:bookmark-end text:name="__RefHeading___Toc2702_2560467137"/></text:h>
      <text:p text:style-name="P101">The output face group.</text:p>
      <text:p text:style-name="P71"/>
      <text:h text:style-name="P119" text:outline-level="2"><draw:frame draw:style-name="fr1" draw:name="Bild28" text:anchor-type="paragraph" svg:y="-0.102cm" svg:width="3.96cm" svg:height="1.559cm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4">Face</text:span> <text:span text:style-name="T35">Area</text:span><text:bookmark-end text:name="__RefHeading___Toc4425_3418951145"/></text:h>
      <text:p text:style-name="P41">Gives each face area a unique id. Which can be used in a capture attribute for example, to create instances of other geometry to this now unique face areas.</text:p>
      <text:h text:style-name="P143" text:outline-level="3"><text:bookmark-start text:name="__RefHeading___Toc27367_392278433121"/>Outputs<text:bookmark-end text:name="__RefHeading___Toc27367_392278433121"/></text:h>
      <text:h text:style-name="P61" text:outline-level="4"><text:bookmark-start text:name="__RefHeading___Toc4427_3418951145"/>Area<text:bookmark-end text:name="__RefHeading___Toc4427_3418951145"/></text:h>
      <text:p text:style-name="P91">The <text:span text:style-name="T36">face </text:span>area output.</text:p>
      <text:p text:style-name="P88"/>
      <text:h text:style-name="P120" text:outline-level="2"><draw:frame draw:style-name="fr1" draw:name="Bild39" text:anchor-type="paragraph" svg:y="-0.102cm" svg:width="4.399cm" svg:height="2.18cm" draw:z-index="10"><draw:image xlink:href="Pictures/1000000100000104000000819455CAD5D70C9726.png" xlink:type="simple" xlink:show="embed" xlink:actuate="onLoad" draw:mime-type="image/png"/></draw:frame><text:bookmark-start text:name="__RefHeading___Toc4429_34189511452"/><text:soft-page-break/><text:span text:style-name="T34">Face</text:span> Neighbours<text:bookmark-end text:name="__RefHeading___Toc4429_34189511452"/></text:h>
      <text:p text:style-name="P32"><text:span text:style-name="T33">O</text:span>utputs the number of <text:span text:style-name="T34">vertices or </text:span>faces connected to each <text:span text:style-name="T34">face</text:span>.</text:p>
      <text:h text:style-name="P144" text:outline-level="3"><text:bookmark-start text:name="__RefHeading___Toc27367_392278433123"/>Outputs<text:bookmark-end text:name="__RefHeading___Toc27367_392278433123"/></text:h>
      <text:h text:style-name="P87" text:outline-level="4"><text:bookmark-start text:name="__RefHeading___Toc4431_34189511452"/>Vertex Count<text:bookmark-end text:name="__RefHeading___Toc4431_34189511452"/></text:h>
      <text:p text:style-name="P40">The vertex count for the face neighbors.</text:p>
      <text:h text:style-name="P87" text:outline-level="4"><text:bookmark-start text:name="__RefHeading___Toc4433_34189511451"/>Face Count<text:bookmark-end text:name="__RefHeading___Toc4433_34189511451"/></text:h>
      <text:p text:style-name="P40">The face count for the face neighbors.</text:p>
      <text:p text:style-name="Horizontal_20_Line"/>
      <text:h text:style-name="P131" text:outline-level="2"><draw:frame draw:style-name="fr2" draw:name="Bild26" text:anchor-type="paragraph" svg:y="-0.102cm" svg:width="3.761cm" svg:height="1.951cm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6">Face</text:span><text:span text:style-name="T17"> </text:span><text:span text:style-name="T19">Group</text:span><text:span text:style-name="T18"> Boundaries</text:span><text:bookmark-end text:name="__RefHeading___Toc4429_3418951145"/></text:h>
      <text:p text:style-name="P92">Find edges on the boundaries <text:span text:style-name="T47">between face sets</text:span></text:p>
      <text:h text:style-name="P145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0">The input face sets to calculate the boundaries from.</text:p>
      <text:h text:style-name="P141" text:outline-level="3"><text:bookmark-start text:name="__RefHeading___Toc27367_39227843312"/>Outputs<text:bookmark-end text:name="__RefHeading___Toc27367_39227843312"/></text:h>
      <text:h text:style-name="P89" text:outline-level="4"><text:bookmark-start text:name="__RefHeading___Toc4431_3418951145"/>Boundary Edges<text:bookmark-end text:name="__RefHeading___Toc4431_3418951145"/></text:h>
      <text:p text:style-name="P90">The edges that lies on the boundaries between the different face sets</text:p>
      <text:h text:style-name="P68" text:outline-level="4"><text:bookmark-start text:name="__RefHeading___Toc4433_3418951145"/>Face Count<text:bookmark-end text:name="__RefHeading___Toc4433_3418951145"/></text:h>
      <text:p text:style-name="P39">The face count for the face neighbors.</text:p>
      <text:p text:style-name="P73"/>
      <text:h text:style-name="P121" text:outline-level="2"><draw:frame draw:style-name="fr1" draw:name="Bild37" text:anchor-type="paragraph" svg:y="-0.102cm" svg:width="4.339cm" svg:height="2.379cm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52">Is Face</text:span><text:span text:style-name="T44"> Planar</text:span><text:bookmark-end text:name="__RefHeading___Toc4429_34189511451"/></text:h>
      <text:p text:style-name="P31"><text:span text:style-name="T44">R</text:span>eturns true if all of the<text:span text:style-name="T44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0">The threshold to consinder the points to be at the same plane.</text:p>
      <text:h text:style-name="P146" text:outline-level="3"><text:bookmark-start text:name="__RefHeading___Toc27367_392278433122"/>Outputs<text:bookmark-end text:name="__RefHeading___Toc27367_392278433122"/></text:h>
      <text:h text:style-name="P64" text:outline-level="4"><text:bookmark-start text:name="__RefHeading___Toc4431_34189511451"/>Planar<text:bookmark-end text:name="__RefHeading___Toc4431_34189511451"/></text:h>
      <text:p text:style-name="P158"><text:span text:style-name="T44">True if the face is planar.</text:span></text:p>
      <text:p text:style-name="Horizontal_20_Line"/>
      <text:h text:style-name="P124" text:outline-level="2"><draw:frame draw:style-name="fr1" draw:name="Bild16" text:anchor-type="paragraph" svg:y="-0.102cm" svg:width="3.889cm" svg:height="1.49cm" draw:z-index="2"><draw:image xlink:href="Pictures/10000001000000E600000058AD1B0D4E5D4E3A20.png" xlink:type="simple" xlink:show="embed" xlink:actuate="onLoad" draw:mime-type="image/png"/></draw:frame><text:bookmark-start text:name="__RefHeading___Toc27365_392278433"/><text:soft-page-break/>Is Shade Smooth<text:bookmark-end text:name="__RefHeading___Toc27365_392278433"/></text:h>
      <text:p text:style-name="P27">Retreives if the geometry is shaded smooth.</text:p>
      <text:h text:style-name="P148" text:outline-level="3"><text:bookmark-start text:name="__RefHeading___Toc27367_392278433"/>Outputs<text:bookmark-end text:name="__RefHeading___Toc27367_392278433"/></text:h>
      <text:h text:style-name="P58" text:outline-level="4"><text:bookmark-start text:name="__RefHeading___Toc826_3095728481"/>Smooth<text:bookmark-end text:name="__RefHeading___Toc826_3095728481"/></text:h>
      <text:p text:style-name="P161"><text:span text:style-name="T30">Smooth </text:span>output.</text:p>
      <text:p text:style-name="P156"/>
      <text:h text:style-name="P123" text:outline-level="2"><draw:frame draw:style-name="fr1" draw:name="Bild24" text:anchor-type="paragraph" svg:y="-0.102cm" svg:width="4.009cm" svg:height="1.619cm" draw:z-index="12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60"><text:span text:style-name="T32">O</text:span>utputs a separate index for each mesh island.<text:span text:style-name="T32"> </text:span>The indices are based on the order of the lowest-numbered vertex in each island.</text:p>
      <text:h text:style-name="P150" text:outline-level="3"><text:bookmark-start text:name="__RefHeading___Toc27367_39227843311"/>Outputs<text:bookmark-end text:name="__RefHeading___Toc27367_39227843311"/></text:h>
      <text:h text:style-name="P152" text:outline-level="4"><text:bookmark-start text:name="__RefHeading___Toc826_309572848121"/>Index<text:bookmark-end text:name="__RefHeading___Toc826_309572848121"/></text:h>
      <text:p text:style-name="P162"><text:span text:style-name="T32">The index</text:span><text:span text:style-name="T30"> </text:span>output.</text:p>
      <text:p text:style-name="P82"/>
      <text:h text:style-name="P127" text:outline-level="2"><draw:frame draw:style-name="fr1" draw:name="Bild38" text:anchor-type="paragraph" svg:y="-0.102cm" svg:width="3.56cm" svg:height="3.009cm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86">Calculates the shortest path from multiple start points.</text:p>
      <text:h text:style-name="P149" text:outline-level="3"><text:bookmark-start text:name="__RefHeading___Toc27371_3922784331"/>Input<text:bookmark-end text:name="__RefHeading___Toc27371_3922784331"/></text:h>
      <text:h text:style-name="P66" text:outline-level="4"><text:bookmark-start text:name="__RefHeading___Toc27373_3922784331"/>End Vertex<text:bookmark-end text:name="__RefHeading___Toc27373_3922784331"/></text:h>
      <text:p text:style-name="P86">The last point of the path.</text:p>
      <text:h text:style-name="P66" text:outline-level="4"><text:bookmark-start text:name="__RefHeading___Toc786_30957284811121"/>Edge Cost<text:bookmark-end text:name="__RefHeading___Toc786_30957284811121"/></text:h>
      <text:p text:style-name="P86">The amount of calculation to find the shortest path.</text:p>
      <text:h text:style-name="P149" text:outline-level="3"><text:bookmark-start text:name="__RefHeading___Toc27377_3922784331"/>Outputs<text:bookmark-end text:name="__RefHeading___Toc27377_3922784331"/></text:h>
      <text:h text:style-name="P66" text:outline-level="4"><text:bookmark-start text:name="__RefHeading___Toc826_309572848111"/>Next Vertex Index<text:bookmark-end text:name="__RefHeading___Toc826_309572848111"/></text:h>
      <text:p text:style-name="P8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86">The calculation amount.</text:p>
      <text:p text:style-name="P157"/>
      <text:h text:style-name="P126" text:outline-level="2"><draw:frame draw:style-name="fr1" draw:name="Bild25" text:anchor-type="paragraph" svg:y="-0.102cm" svg:width="4.009cm" svg:height="2.18cm" draw:z-index="13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60"><text:span text:style-name="T33">O</text:span>utputs the number of <text:span text:style-name="T34">vertices or </text:span>faces connected to each <text:span text:style-name="T34">vertex</text:span>.</text:p>
      <text:h text:style-name="P150" text:outline-level="3"><text:bookmark-start text:name="__RefHeading___Toc27367_3922784332"/><text:soft-page-break/>Outputs<text:bookmark-end text:name="__RefHeading___Toc27367_3922784332"/></text:h>
      <text:h text:style-name="P153" text:outline-level="4"><text:bookmark-start text:name="__RefHeading___Toc826_30957284813"/>Vertex Count<text:bookmark-end text:name="__RefHeading___Toc826_30957284813"/></text:h>
      <text:p text:style-name="P163">The vertex count for the vertex neighbors.</text:p>
      <text:h text:style-name="P154" text:outline-level="4"><text:bookmark-start text:name="__RefHeading___Toc4437_3418951145"/>Face Count<text:bookmark-end text:name="__RefHeading___Toc4437_3418951145"/></text:h>
      <text:p text:style-name="P163">The face count for the vertex neighbo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3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H15S</meta:editing-duration>
    <meta:editing-cycles>886</meta:editing-cycles>
    <meta:generator>LibreOffice/7.2.7.2$Windows_X86_64 LibreOffice_project/8d71d29d553c0f7dcbfa38fbfda25ee34cce99a2</meta:generator>
    <dc:date>2023-02-23T18:17:00.640000000</dc:date>
    <meta:document-statistic meta:table-count="3" meta:image-count="14" meta:object-count="0" meta:page-count="7" meta:paragraph-count="167" meta:word-count="721" meta:character-count="3812" meta:non-whitespace-character-count="3255"/>
    <meta:template xlink:type="simple" xlink:actuate="onRequest" xlink:title="standard1cm" xlink:href="../../../AppData/Roaming/LibreOffice/4/user/template/standard1cm.ott" meta:date="2016-03-29T10:15:31.334000000"/>
  </office:meta>
</office:document-meta>
</file>